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Generation</text:p>
          </table:table-cell>
          <table:table-cell office:value-type="string">
            <text:p>Fitness</text:p>
          </table:table-cell>
          <table:table-cell office:value-type="string">
            <text:p>Best Found</text:p>
          </table:table-cell>
          <table:table-cell office:value-type="string">
            <text:p>Evaluation</text:p>
            <draw:frame table:end-cell-address="Hoja1.M23" table:end-x="2.238cm" table:end-y="0.16cm" draw:z-index="0" draw:style-name="gr1" draw:text-style-name="P1" svg:width="20.32cm" svg:height="9.592cm" svg:x="2.241cm" svg:y="0.053cm">
              <draw:object draw:notify-on-update-of-ranges="Hoja1.A2:Hoja1.A129 Hoja1.B1:Hoja1.B1 Hoja1.B2:Hoja1.B129 Hoja1.C1:Hoja1.C1 Hoja1.C2:Hoja1.C1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float" office:value="1454441">
            <text:p>1454441</text:p>
          </table:table-cell>
          <table:table-cell office:value-type="string">
            <text:p>Lamarck</text:p>
          </table:table-cell>
          <table:table-cell/>
        </table:table-row>
        <table:table-row table:style-name="ro1">
          <table:table-cell office:value-type="string">
            <text:p>1</text:p>
          </table:table-cell>
          <table:table-cell table:number-columns-repeated="2" office:value-type="float" office:value="1442536">
            <text:p>1442536</text:p>
          </table:table-cell>
          <table:table-cell table:number-columns-repeated="2"/>
        </table:table-row>
        <table:table-row table:style-name="ro1">
          <table:table-cell office:value-type="string">
            <text:p>2</text:p>
          </table:table-cell>
          <table:table-cell table:number-columns-repeated="2" office:value-type="float" office:value="1433155">
            <text:p>1433155</text:p>
          </table:table-cell>
          <table:table-cell table:number-columns-repeated="2"/>
        </table:table-row>
        <table:table-row table:style-name="ro1">
          <table:table-cell office:value-type="string">
            <text:p>3</text:p>
          </table:table-cell>
          <table:table-cell table:number-columns-repeated="2" office:value-type="float" office:value="1428502">
            <text:p>1428502</text:p>
          </table:table-cell>
          <table:table-cell table:number-columns-repeated="2"/>
        </table:table-row>
        <table:table-row table:style-name="ro1">
          <table:table-cell office:value-type="string">
            <text:p>4</text:p>
          </table:table-cell>
          <table:table-cell table:number-columns-repeated="2" office:value-type="float" office:value="1404548">
            <text:p>1404548</text:p>
          </table:table-cell>
          <table:table-cell table:number-columns-repeated="2"/>
        </table:table-row>
        <table:table-row table:style-name="ro1">
          <table:table-cell office:value-type="string">
            <text:p>5</text:p>
          </table:table-cell>
          <table:table-cell table:number-columns-repeated="2" office:value-type="float" office:value="1356492">
            <text:p>1356492</text:p>
          </table:table-cell>
          <table:table-cell table:number-columns-repeated="2"/>
        </table:table-row>
        <table:table-row table:style-name="ro1">
          <table:table-cell office:value-type="string">
            <text:p>6</text:p>
          </table:table-cell>
          <table:table-cell table:number-columns-repeated="2" office:value-type="float" office:value="1263396">
            <text:p>1263396</text:p>
          </table:table-cell>
          <table:table-cell table:number-columns-repeated="2"/>
        </table:table-row>
        <table:table-row table:style-name="ro1">
          <table:table-cell office:value-type="string">
            <text:p>7</text:p>
          </table:table-cell>
          <table:table-cell table:number-columns-repeated="2" office:value-type="float" office:value="1236238">
            <text:p>1236238</text:p>
          </table:table-cell>
          <table:table-cell table:number-columns-repeated="2"/>
        </table:table-row>
        <table:table-row table:style-name="ro1">
          <table:table-cell office:value-type="string">
            <text:p>8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9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0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1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2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3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4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5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6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7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8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9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20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21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22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23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24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25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26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27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28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29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30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31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32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33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34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35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36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37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38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39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40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41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42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43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44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45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46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47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48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49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50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51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52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53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54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55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56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57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58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59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60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61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62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63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64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65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66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67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68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69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70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71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72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73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74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75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76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77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78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79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80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81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82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83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84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85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86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87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88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89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90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91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92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93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94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95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96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97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98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99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00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01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02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03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04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05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06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07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08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09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10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11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12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13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14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15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16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17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18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19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20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21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22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23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24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25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26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office:value-type="string">
            <text:p>127</text:p>
          </table:table-cell>
          <table:table-cell table:number-columns-repeated="2" office:value-type="float" office:value="1210244">
            <text:p>121024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float" office:value="1539187">
            <text:p>1539187</text:p>
          </table:table-cell>
          <table:table-cell office:value-type="string">
            <text:p>Standard</text:p>
          </table:table-cell>
          <table:table-cell>
            <draw:frame table:end-cell-address="Hoja1.N157" table:end-x="0.068cm" table:end-y="0.319cm" draw:z-index="1" draw:style-name="gr1" draw:text-style-name="P1" svg:width="20.373cm" svg:height="11.455cm" svg:x="0.018cm" svg:y="0.072cm">
              <draw:object draw:notify-on-update-of-ranges="Hoja1.A131:Hoja1.A258 Hoja1.B1:Hoja1.B1 Hoja1.B131:Hoja1.B258 Hoja1.C1:Hoja1.C1 Hoja1.C131:Hoja1.C25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1</text:p>
          </table:table-cell>
          <table:table-cell office:value-type="float" office:value="1539813">
            <text:p>1539813</text:p>
          </table:table-cell>
          <table:table-cell office:value-type="float" office:value="1539187">
            <text:p>1539187</text:p>
          </table:table-cell>
          <table:table-cell table:number-columns-repeated="2"/>
        </table:table-row>
        <table:table-row table:style-name="ro1">
          <table:table-cell office:value-type="string">
            <text:p>2</text:p>
          </table:table-cell>
          <table:table-cell table:number-columns-repeated="2" office:value-type="float" office:value="1532896">
            <text:p>1532896</text:p>
          </table:table-cell>
          <table:table-cell table:number-columns-repeated="2"/>
        </table:table-row>
        <table:table-row table:style-name="ro1">
          <table:table-cell office:value-type="string">
            <text:p>3</text:p>
          </table:table-cell>
          <table:table-cell office:value-type="float" office:value="1533688">
            <text:p>1533688</text:p>
          </table:table-cell>
          <table:table-cell office:value-type="float" office:value="1532896">
            <text:p>1532896</text:p>
          </table:table-cell>
          <table:table-cell table:number-columns-repeated="2"/>
        </table:table-row>
        <table:table-row table:style-name="ro1">
          <table:table-cell office:value-type="string">
            <text:p>4</text:p>
          </table:table-cell>
          <table:table-cell office:value-type="float" office:value="1533688">
            <text:p>1533688</text:p>
          </table:table-cell>
          <table:table-cell office:value-type="float" office:value="1532896">
            <text:p>1532896</text:p>
          </table:table-cell>
          <table:table-cell table:number-columns-repeated="2"/>
        </table:table-row>
        <table:table-row table:style-name="ro1">
          <table:table-cell office:value-type="string">
            <text:p>5</text:p>
          </table:table-cell>
          <table:table-cell office:value-type="float" office:value="1534593">
            <text:p>1534593</text:p>
          </table:table-cell>
          <table:table-cell office:value-type="float" office:value="1532896">
            <text:p>1532896</text:p>
          </table:table-cell>
          <table:table-cell table:number-columns-repeated="2"/>
        </table:table-row>
        <table:table-row table:style-name="ro1">
          <table:table-cell office:value-type="string">
            <text:p>6</text:p>
          </table:table-cell>
          <table:table-cell table:number-columns-repeated="2" office:value-type="float" office:value="1531466">
            <text:p>1531466</text:p>
          </table:table-cell>
          <table:table-cell table:number-columns-repeated="2"/>
        </table:table-row>
        <table:table-row table:style-name="ro1">
          <table:table-cell office:value-type="string">
            <text:p>7</text:p>
          </table:table-cell>
          <table:table-cell office:value-type="float" office:value="1532508">
            <text:p>1532508</text:p>
          </table:table-cell>
          <table:table-cell office:value-type="float" office:value="1531466">
            <text:p>1531466</text:p>
          </table:table-cell>
          <table:table-cell table:number-columns-repeated="2"/>
        </table:table-row>
        <table:table-row table:style-name="ro1">
          <table:table-cell office:value-type="string">
            <text:p>8</text:p>
          </table:table-cell>
          <table:table-cell table:number-columns-repeated="2" office:value-type="float" office:value="1530006">
            <text:p>1530006</text:p>
          </table:table-cell>
          <table:table-cell table:number-columns-repeated="2"/>
        </table:table-row>
        <table:table-row table:style-name="ro1">
          <table:table-cell office:value-type="string">
            <text:p>9</text:p>
          </table:table-cell>
          <table:table-cell office:value-type="float" office:value="1533791">
            <text:p>1533791</text:p>
          </table:table-cell>
          <table:table-cell office:value-type="float" office:value="1530006">
            <text:p>1530006</text:p>
          </table:table-cell>
          <table:table-cell table:number-columns-repeated="2"/>
        </table:table-row>
        <table:table-row table:style-name="ro1">
          <table:table-cell office:value-type="string">
            <text:p>10</text:p>
          </table:table-cell>
          <table:table-cell office:value-type="float" office:value="1534933">
            <text:p>1534933</text:p>
          </table:table-cell>
          <table:table-cell office:value-type="float" office:value="1530006">
            <text:p>1530006</text:p>
          </table:table-cell>
          <table:table-cell table:number-columns-repeated="2"/>
        </table:table-row>
        <table:table-row table:style-name="ro1">
          <table:table-cell office:value-type="string">
            <text:p>11</text:p>
          </table:table-cell>
          <table:table-cell office:value-type="float" office:value="1535019">
            <text:p>1535019</text:p>
          </table:table-cell>
          <table:table-cell office:value-type="float" office:value="1530006">
            <text:p>1530006</text:p>
          </table:table-cell>
          <table:table-cell table:number-columns-repeated="2"/>
        </table:table-row>
        <table:table-row table:style-name="ro1">
          <table:table-cell office:value-type="string">
            <text:p>12</text:p>
          </table:table-cell>
          <table:table-cell table:number-columns-repeated="2"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13</text:p>
          </table:table-cell>
          <table:table-cell office:value-type="float" office:value="1533810">
            <text:p>1533810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14</text:p>
          </table:table-cell>
          <table:table-cell office:value-type="float" office:value="1533810">
            <text:p>1533810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15</text:p>
          </table:table-cell>
          <table:table-cell office:value-type="float" office:value="1533737">
            <text:p>1533737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16</text:p>
          </table:table-cell>
          <table:table-cell office:value-type="float" office:value="1538568">
            <text:p>1538568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17</text:p>
          </table:table-cell>
          <table:table-cell office:value-type="float" office:value="1534049">
            <text:p>1534049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18</text:p>
          </table:table-cell>
          <table:table-cell office:value-type="float" office:value="1534049">
            <text:p>1534049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19</text:p>
          </table:table-cell>
          <table:table-cell office:value-type="float" office:value="1536837">
            <text:p>1536837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20</text:p>
          </table:table-cell>
          <table:table-cell office:value-type="float" office:value="1531302">
            <text:p>1531302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21</text:p>
          </table:table-cell>
          <table:table-cell office:value-type="float" office:value="1534800">
            <text:p>1534800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22</text:p>
          </table:table-cell>
          <table:table-cell office:value-type="float" office:value="1525384">
            <text:p>1525384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23</text:p>
          </table:table-cell>
          <table:table-cell office:value-type="float" office:value="1527167">
            <text:p>1527167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24</text:p>
          </table:table-cell>
          <table:table-cell office:value-type="float" office:value="1535020">
            <text:p>1535020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25</text:p>
          </table:table-cell>
          <table:table-cell office:value-type="float" office:value="1531962">
            <text:p>1531962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26</text:p>
          </table:table-cell>
          <table:table-cell office:value-type="float" office:value="1537015">
            <text:p>1537015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27</text:p>
          </table:table-cell>
          <table:table-cell office:value-type="float" office:value="1536559">
            <text:p>1536559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28</text:p>
          </table:table-cell>
          <table:table-cell office:value-type="float" office:value="1535148">
            <text:p>1535148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29</text:p>
          </table:table-cell>
          <table:table-cell office:value-type="float" office:value="1530973">
            <text:p>1530973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30</text:p>
          </table:table-cell>
          <table:table-cell office:value-type="float" office:value="1533636">
            <text:p>1533636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31</text:p>
          </table:table-cell>
          <table:table-cell office:value-type="float" office:value="1533850">
            <text:p>1533850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32</text:p>
          </table:table-cell>
          <table:table-cell office:value-type="float" office:value="1534577">
            <text:p>1534577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33</text:p>
          </table:table-cell>
          <table:table-cell office:value-type="float" office:value="1537732">
            <text:p>1537732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34</text:p>
          </table:table-cell>
          <table:table-cell office:value-type="float" office:value="1534215">
            <text:p>1534215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35</text:p>
          </table:table-cell>
          <table:table-cell office:value-type="float" office:value="1533618">
            <text:p>1533618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36</text:p>
          </table:table-cell>
          <table:table-cell office:value-type="float" office:value="1529326">
            <text:p>1529326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37</text:p>
          </table:table-cell>
          <table:table-cell office:value-type="float" office:value="1528553">
            <text:p>1528553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38</text:p>
          </table:table-cell>
          <table:table-cell office:value-type="float" office:value="1528553">
            <text:p>1528553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39</text:p>
          </table:table-cell>
          <table:table-cell office:value-type="float" office:value="1528553">
            <text:p>1528553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40</text:p>
          </table:table-cell>
          <table:table-cell office:value-type="float" office:value="1529615">
            <text:p>1529615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41</text:p>
          </table:table-cell>
          <table:table-cell office:value-type="float" office:value="1532900">
            <text:p>1532900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42</text:p>
          </table:table-cell>
          <table:table-cell office:value-type="float" office:value="1527417">
            <text:p>1527417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43</text:p>
          </table:table-cell>
          <table:table-cell office:value-type="float" office:value="1526821">
            <text:p>1526821</text:p>
          </table:table-cell>
          <table:table-cell office:value-type="float" office:value="1523842">
            <text:p>1523842</text:p>
          </table:table-cell>
          <table:table-cell table:number-columns-repeated="2"/>
        </table:table-row>
        <table:table-row table:style-name="ro1">
          <table:table-cell office:value-type="string">
            <text:p>44</text:p>
          </table:table-cell>
          <table:table-cell table:number-columns-repeated="2" office:value-type="float" office:value="1523473">
            <text:p>1523473</text:p>
          </table:table-cell>
          <table:table-cell table:number-columns-repeated="2"/>
        </table:table-row>
        <table:table-row table:style-name="ro1">
          <table:table-cell office:value-type="string">
            <text:p>45</text:p>
          </table:table-cell>
          <table:table-cell office:value-type="float" office:value="1525795">
            <text:p>1525795</text:p>
          </table:table-cell>
          <table:table-cell office:value-type="float" office:value="1523473">
            <text:p>1523473</text:p>
          </table:table-cell>
          <table:table-cell table:number-columns-repeated="2"/>
        </table:table-row>
        <table:table-row table:style-name="ro1">
          <table:table-cell office:value-type="string">
            <text:p>46</text:p>
          </table:table-cell>
          <table:table-cell table:number-columns-repeated="2" office:value-type="float" office:value="1522552">
            <text:p>1522552</text:p>
          </table:table-cell>
          <table:table-cell table:number-columns-repeated="2"/>
        </table:table-row>
        <table:table-row table:style-name="ro1">
          <table:table-cell office:value-type="string">
            <text:p>47</text:p>
          </table:table-cell>
          <table:table-cell table:number-columns-repeated="2"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48</text:p>
          </table:table-cell>
          <table:table-cell office:value-type="float" office:value="1523141">
            <text:p>1523141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49</text:p>
          </table:table-cell>
          <table:table-cell office:value-type="float" office:value="1522882">
            <text:p>1522882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50</text:p>
          </table:table-cell>
          <table:table-cell office:value-type="float" office:value="1522757">
            <text:p>1522757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51</text:p>
          </table:table-cell>
          <table:table-cell office:value-type="float" office:value="1530092">
            <text:p>1530092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52</text:p>
          </table:table-cell>
          <table:table-cell office:value-type="float" office:value="1540127">
            <text:p>1540127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53</text:p>
          </table:table-cell>
          <table:table-cell office:value-type="float" office:value="1539464">
            <text:p>1539464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54</text:p>
          </table:table-cell>
          <table:table-cell office:value-type="float" office:value="1534860">
            <text:p>1534860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55</text:p>
          </table:table-cell>
          <table:table-cell office:value-type="float" office:value="1533610">
            <text:p>1533610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56</text:p>
          </table:table-cell>
          <table:table-cell office:value-type="float" office:value="1533610">
            <text:p>1533610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57</text:p>
          </table:table-cell>
          <table:table-cell office:value-type="float" office:value="1535238">
            <text:p>1535238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58</text:p>
          </table:table-cell>
          <table:table-cell office:value-type="float" office:value="1534645">
            <text:p>1534645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59</text:p>
          </table:table-cell>
          <table:table-cell office:value-type="float" office:value="1530155">
            <text:p>1530155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60</text:p>
          </table:table-cell>
          <table:table-cell office:value-type="float" office:value="1539110">
            <text:p>1539110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61</text:p>
          </table:table-cell>
          <table:table-cell office:value-type="float" office:value="1539436">
            <text:p>1539436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62</text:p>
          </table:table-cell>
          <table:table-cell office:value-type="float" office:value="1538402">
            <text:p>1538402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63</text:p>
          </table:table-cell>
          <table:table-cell office:value-type="float" office:value="1534245">
            <text:p>1534245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64</text:p>
          </table:table-cell>
          <table:table-cell office:value-type="float" office:value="1534758">
            <text:p>1534758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65</text:p>
          </table:table-cell>
          <table:table-cell office:value-type="float" office:value="1525699">
            <text:p>1525699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66</text:p>
          </table:table-cell>
          <table:table-cell office:value-type="float" office:value="1527727">
            <text:p>1527727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67</text:p>
          </table:table-cell>
          <table:table-cell office:value-type="float" office:value="1527727">
            <text:p>1527727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68</text:p>
          </table:table-cell>
          <table:table-cell office:value-type="float" office:value="1524086">
            <text:p>1524086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69</text:p>
          </table:table-cell>
          <table:table-cell office:value-type="float" office:value="1531663">
            <text:p>1531663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70</text:p>
          </table:table-cell>
          <table:table-cell office:value-type="float" office:value="1521789">
            <text:p>1521789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71</text:p>
          </table:table-cell>
          <table:table-cell office:value-type="float" office:value="1521789">
            <text:p>1521789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72</text:p>
          </table:table-cell>
          <table:table-cell office:value-type="float" office:value="1530229">
            <text:p>1530229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73</text:p>
          </table:table-cell>
          <table:table-cell office:value-type="float" office:value="1530229">
            <text:p>1530229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74</text:p>
          </table:table-cell>
          <table:table-cell office:value-type="float" office:value="1532022">
            <text:p>1532022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75</text:p>
          </table:table-cell>
          <table:table-cell office:value-type="float" office:value="1530441">
            <text:p>1530441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76</text:p>
          </table:table-cell>
          <table:table-cell office:value-type="float" office:value="1530441">
            <text:p>1530441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77</text:p>
          </table:table-cell>
          <table:table-cell office:value-type="float" office:value="1530441">
            <text:p>1530441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78</text:p>
          </table:table-cell>
          <table:table-cell office:value-type="float" office:value="1533376">
            <text:p>1533376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79</text:p>
          </table:table-cell>
          <table:table-cell office:value-type="float" office:value="1536983">
            <text:p>1536983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80</text:p>
          </table:table-cell>
          <table:table-cell office:value-type="float" office:value="1538070">
            <text:p>1538070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81</text:p>
          </table:table-cell>
          <table:table-cell office:value-type="float" office:value="1537795">
            <text:p>1537795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82</text:p>
          </table:table-cell>
          <table:table-cell office:value-type="float" office:value="1535614">
            <text:p>1535614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83</text:p>
          </table:table-cell>
          <table:table-cell office:value-type="float" office:value="1542461">
            <text:p>1542461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84</text:p>
          </table:table-cell>
          <table:table-cell office:value-type="float" office:value="1541109">
            <text:p>1541109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85</text:p>
          </table:table-cell>
          <table:table-cell office:value-type="float" office:value="1535770">
            <text:p>1535770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86</text:p>
          </table:table-cell>
          <table:table-cell office:value-type="float" office:value="1534514">
            <text:p>1534514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87</text:p>
          </table:table-cell>
          <table:table-cell office:value-type="float" office:value="1535517">
            <text:p>1535517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88</text:p>
          </table:table-cell>
          <table:table-cell office:value-type="float" office:value="1533062">
            <text:p>1533062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89</text:p>
          </table:table-cell>
          <table:table-cell office:value-type="float" office:value="1532600">
            <text:p>1532600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90</text:p>
          </table:table-cell>
          <table:table-cell office:value-type="float" office:value="1533592">
            <text:p>1533592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91</text:p>
          </table:table-cell>
          <table:table-cell office:value-type="float" office:value="1534794">
            <text:p>1534794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92</text:p>
          </table:table-cell>
          <table:table-cell office:value-type="float" office:value="1531216">
            <text:p>1531216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93</text:p>
          </table:table-cell>
          <table:table-cell office:value-type="float" office:value="1534176">
            <text:p>1534176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94</text:p>
          </table:table-cell>
          <table:table-cell office:value-type="float" office:value="1531169">
            <text:p>1531169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95</text:p>
          </table:table-cell>
          <table:table-cell office:value-type="float" office:value="1537503">
            <text:p>1537503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96</text:p>
          </table:table-cell>
          <table:table-cell office:value-type="float" office:value="1536869">
            <text:p>1536869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97</text:p>
          </table:table-cell>
          <table:table-cell office:value-type="float" office:value="1536869">
            <text:p>1536869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98</text:p>
          </table:table-cell>
          <table:table-cell office:value-type="float" office:value="1538291">
            <text:p>1538291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99</text:p>
          </table:table-cell>
          <table:table-cell office:value-type="float" office:value="1538291">
            <text:p>1538291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00</text:p>
          </table:table-cell>
          <table:table-cell office:value-type="float" office:value="1527740">
            <text:p>1527740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01</text:p>
          </table:table-cell>
          <table:table-cell office:value-type="float" office:value="1537919">
            <text:p>1537919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02</text:p>
          </table:table-cell>
          <table:table-cell office:value-type="float" office:value="1536033">
            <text:p>1536033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03</text:p>
          </table:table-cell>
          <table:table-cell office:value-type="float" office:value="1539983">
            <text:p>1539983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04</text:p>
          </table:table-cell>
          <table:table-cell office:value-type="float" office:value="1537134">
            <text:p>1537134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05</text:p>
          </table:table-cell>
          <table:table-cell office:value-type="float" office:value="1531806">
            <text:p>1531806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06</text:p>
          </table:table-cell>
          <table:table-cell office:value-type="float" office:value="1530014">
            <text:p>1530014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07</text:p>
          </table:table-cell>
          <table:table-cell office:value-type="float" office:value="1530014">
            <text:p>1530014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08</text:p>
          </table:table-cell>
          <table:table-cell office:value-type="float" office:value="1535905">
            <text:p>1535905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09</text:p>
          </table:table-cell>
          <table:table-cell office:value-type="float" office:value="1536373">
            <text:p>1536373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10</text:p>
          </table:table-cell>
          <table:table-cell office:value-type="float" office:value="1526271">
            <text:p>1526271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11</text:p>
          </table:table-cell>
          <table:table-cell office:value-type="float" office:value="1527994">
            <text:p>1527994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12</text:p>
          </table:table-cell>
          <table:table-cell office:value-type="float" office:value="1527996">
            <text:p>1527996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13</text:p>
          </table:table-cell>
          <table:table-cell office:value-type="float" office:value="1528426">
            <text:p>1528426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14</text:p>
          </table:table-cell>
          <table:table-cell office:value-type="float" office:value="1529408">
            <text:p>1529408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15</text:p>
          </table:table-cell>
          <table:table-cell office:value-type="float" office:value="1531903">
            <text:p>1531903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16</text:p>
          </table:table-cell>
          <table:table-cell office:value-type="float" office:value="1530787">
            <text:p>1530787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17</text:p>
          </table:table-cell>
          <table:table-cell office:value-type="float" office:value="1533687">
            <text:p>1533687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18</text:p>
          </table:table-cell>
          <table:table-cell office:value-type="float" office:value="1536431">
            <text:p>1536431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19</text:p>
          </table:table-cell>
          <table:table-cell office:value-type="float" office:value="1538798">
            <text:p>1538798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20</text:p>
          </table:table-cell>
          <table:table-cell office:value-type="float" office:value="1538114">
            <text:p>1538114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21</text:p>
          </table:table-cell>
          <table:table-cell office:value-type="float" office:value="1538782">
            <text:p>1538782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22</text:p>
          </table:table-cell>
          <table:table-cell office:value-type="float" office:value="1535333">
            <text:p>1535333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23</text:p>
          </table:table-cell>
          <table:table-cell office:value-type="float" office:value="1539102">
            <text:p>1539102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24</text:p>
          </table:table-cell>
          <table:table-cell office:value-type="float" office:value="1534978">
            <text:p>1534978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25</text:p>
          </table:table-cell>
          <table:table-cell office:value-type="float" office:value="1534978">
            <text:p>1534978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26</text:p>
          </table:table-cell>
          <table:table-cell office:value-type="float" office:value="1525149">
            <text:p>1525149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office:value-type="string">
            <text:p>127</text:p>
          </table:table-cell>
          <table:table-cell office:value-type="float" office:value="1530334">
            <text:p>1530334</text:p>
          </table:table-cell>
          <table:table-cell office:value-type="float" office:value="1521283">
            <text:p>1521283</text:p>
          </table:table-cell>
          <table:table-cell table:number-columns-repeated="2"/>
        </table:table-row>
        <table:table-row table:style-name="ro1">
          <table:table-cell table:number-columns-repeated="3"/>
          <table:table-cell>
            <draw:frame table:end-cell-address="Hoja1.M286" table:end-x="2.23cm" table:end-y="0.198cm" draw:z-index="2" draw:style-name="gr1" draw:text-style-name="P1" svg:width="20.298cm" svg:height="11.413cm" svg:x="2.255cm" svg:y="0.424cm">
              <draw:object draw:notify-on-update-of-ranges="Hoja1.A260:Hoja1.A387 Hoja1.B1:Hoja1.B1 Hoja1.B260:Hoja1.B387 Hoja1.C1:Hoja1.C1 Hoja1.C260:Hoja1.C38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float" office:value="1456458">
            <text:p>1456458</text:p>
          </table:table-cell>
          <table:table-cell office:value-type="string">
            <text:p>Baldwin</text:p>
          </table:table-cell>
          <table:table-cell/>
        </table:table-row>
        <table:table-row table:style-name="ro1">
          <table:table-cell office:value-type="string">
            <text:p>1</text:p>
          </table:table-cell>
          <table:table-cell table:number-columns-repeated="2" office:value-type="float" office:value="1452003">
            <text:p>1452003</text:p>
          </table:table-cell>
          <table:table-cell table:number-columns-repeated="2"/>
        </table:table-row>
        <table:table-row table:style-name="ro1">
          <table:table-cell office:value-type="string">
            <text:p>2</text:p>
          </table:table-cell>
          <table:table-cell office:value-type="float" office:value="1452587">
            <text:p>1452587</text:p>
          </table:table-cell>
          <table:table-cell office:value-type="float" office:value="1452003">
            <text:p>1452003</text:p>
          </table:table-cell>
          <table:table-cell table:number-columns-repeated="2"/>
        </table:table-row>
        <table:table-row table:style-name="ro1">
          <table:table-cell office:value-type="string">
            <text:p>3</text:p>
          </table:table-cell>
          <table:table-cell office:value-type="float" office:value="1454905">
            <text:p>1454905</text:p>
          </table:table-cell>
          <table:table-cell office:value-type="float" office:value="1452003">
            <text:p>1452003</text:p>
          </table:table-cell>
          <table:table-cell table:number-columns-repeated="2"/>
        </table:table-row>
        <table:table-row table:style-name="ro1">
          <table:table-cell office:value-type="string">
            <text:p>4</text:p>
          </table:table-cell>
          <table:table-cell office:value-type="float" office:value="1455301">
            <text:p>1455301</text:p>
          </table:table-cell>
          <table:table-cell office:value-type="float" office:value="1452003">
            <text:p>1452003</text:p>
          </table:table-cell>
          <table:table-cell table:number-columns-repeated="2"/>
        </table:table-row>
        <table:table-row table:style-name="ro1">
          <table:table-cell office:value-type="string">
            <text:p>5</text:p>
          </table:table-cell>
          <table:table-cell table:number-columns-repeated="2"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6</text:p>
          </table:table-cell>
          <table:table-cell office:value-type="float" office:value="1454659">
            <text:p>1454659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7</text:p>
          </table:table-cell>
          <table:table-cell office:value-type="float" office:value="1454806">
            <text:p>1454806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8</text:p>
          </table:table-cell>
          <table:table-cell office:value-type="float" office:value="1455297">
            <text:p>1455297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9</text:p>
          </table:table-cell>
          <table:table-cell office:value-type="float" office:value="1456157">
            <text:p>1456157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10</text:p>
          </table:table-cell>
          <table:table-cell office:value-type="float" office:value="1456841">
            <text:p>1456841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11</text:p>
          </table:table-cell>
          <table:table-cell office:value-type="float" office:value="1455410">
            <text:p>1455410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12</text:p>
          </table:table-cell>
          <table:table-cell office:value-type="float" office:value="1452181">
            <text:p>1452181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13</text:p>
          </table:table-cell>
          <table:table-cell office:value-type="float" office:value="1455432">
            <text:p>1455432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14</text:p>
          </table:table-cell>
          <table:table-cell office:value-type="float" office:value="1451554">
            <text:p>1451554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15</text:p>
          </table:table-cell>
          <table:table-cell office:value-type="float" office:value="1454408">
            <text:p>1454408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16</text:p>
          </table:table-cell>
          <table:table-cell office:value-type="float" office:value="1454408">
            <text:p>1454408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17</text:p>
          </table:table-cell>
          <table:table-cell office:value-type="float" office:value="1454408">
            <text:p>1454408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18</text:p>
          </table:table-cell>
          <table:table-cell office:value-type="float" office:value="1450807">
            <text:p>1450807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19</text:p>
          </table:table-cell>
          <table:table-cell office:value-type="float" office:value="1455715">
            <text:p>1455715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20</text:p>
          </table:table-cell>
          <table:table-cell office:value-type="float" office:value="1454735">
            <text:p>1454735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21</text:p>
          </table:table-cell>
          <table:table-cell office:value-type="float" office:value="1452488">
            <text:p>1452488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22</text:p>
          </table:table-cell>
          <table:table-cell office:value-type="float" office:value="1457310">
            <text:p>1457310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23</text:p>
          </table:table-cell>
          <table:table-cell office:value-type="float" office:value="1454145">
            <text:p>1454145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24</text:p>
          </table:table-cell>
          <table:table-cell office:value-type="float" office:value="1456901">
            <text:p>1456901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25</text:p>
          </table:table-cell>
          <table:table-cell office:value-type="float" office:value="1454942">
            <text:p>1454942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26</text:p>
          </table:table-cell>
          <table:table-cell office:value-type="float" office:value="1454346">
            <text:p>1454346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27</text:p>
          </table:table-cell>
          <table:table-cell office:value-type="float" office:value="1454854">
            <text:p>1454854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28</text:p>
          </table:table-cell>
          <table:table-cell office:value-type="float" office:value="1456490">
            <text:p>1456490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29</text:p>
          </table:table-cell>
          <table:table-cell office:value-type="float" office:value="1451423">
            <text:p>1451423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30</text:p>
          </table:table-cell>
          <table:table-cell office:value-type="float" office:value="1451423">
            <text:p>1451423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31</text:p>
          </table:table-cell>
          <table:table-cell office:value-type="float" office:value="1455635">
            <text:p>1455635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32</text:p>
          </table:table-cell>
          <table:table-cell office:value-type="float" office:value="1452934">
            <text:p>1452934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33</text:p>
          </table:table-cell>
          <table:table-cell office:value-type="float" office:value="1452934">
            <text:p>1452934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34</text:p>
          </table:table-cell>
          <table:table-cell office:value-type="float" office:value="1455822">
            <text:p>1455822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35</text:p>
          </table:table-cell>
          <table:table-cell office:value-type="float" office:value="1453747">
            <text:p>1453747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36</text:p>
          </table:table-cell>
          <table:table-cell office:value-type="float" office:value="1456729">
            <text:p>1456729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37</text:p>
          </table:table-cell>
          <table:table-cell office:value-type="float" office:value="1453395">
            <text:p>1453395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38</text:p>
          </table:table-cell>
          <table:table-cell office:value-type="float" office:value="1456000">
            <text:p>1456000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39</text:p>
          </table:table-cell>
          <table:table-cell office:value-type="float" office:value="1451308">
            <text:p>1451308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40</text:p>
          </table:table-cell>
          <table:table-cell office:value-type="float" office:value="1456571">
            <text:p>1456571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41</text:p>
          </table:table-cell>
          <table:table-cell office:value-type="float" office:value="1452804">
            <text:p>1452804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42</text:p>
          </table:table-cell>
          <table:table-cell office:value-type="float" office:value="1454488">
            <text:p>1454488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43</text:p>
          </table:table-cell>
          <table:table-cell office:value-type="float" office:value="1454488">
            <text:p>1454488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44</text:p>
          </table:table-cell>
          <table:table-cell office:value-type="float" office:value="1456391">
            <text:p>1456391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45</text:p>
          </table:table-cell>
          <table:table-cell office:value-type="float" office:value="1456546">
            <text:p>1456546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46</text:p>
          </table:table-cell>
          <table:table-cell office:value-type="float" office:value="1456182">
            <text:p>1456182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47</text:p>
          </table:table-cell>
          <table:table-cell office:value-type="float" office:value="1456131">
            <text:p>1456131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48</text:p>
          </table:table-cell>
          <table:table-cell office:value-type="float" office:value="1453969">
            <text:p>1453969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49</text:p>
          </table:table-cell>
          <table:table-cell office:value-type="float" office:value="1453366">
            <text:p>1453366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50</text:p>
          </table:table-cell>
          <table:table-cell office:value-type="float" office:value="1453181">
            <text:p>1453181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51</text:p>
          </table:table-cell>
          <table:table-cell office:value-type="float" office:value="1455827">
            <text:p>1455827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52</text:p>
          </table:table-cell>
          <table:table-cell office:value-type="float" office:value="1455172">
            <text:p>1455172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53</text:p>
          </table:table-cell>
          <table:table-cell office:value-type="float" office:value="1454703">
            <text:p>1454703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54</text:p>
          </table:table-cell>
          <table:table-cell office:value-type="float" office:value="1450389">
            <text:p>1450389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55</text:p>
          </table:table-cell>
          <table:table-cell office:value-type="float" office:value="1450389">
            <text:p>1450389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56</text:p>
          </table:table-cell>
          <table:table-cell office:value-type="float" office:value="1456042">
            <text:p>1456042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57</text:p>
          </table:table-cell>
          <table:table-cell office:value-type="float" office:value="1455025">
            <text:p>1455025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58</text:p>
          </table:table-cell>
          <table:table-cell office:value-type="float" office:value="1456456">
            <text:p>1456456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59</text:p>
          </table:table-cell>
          <table:table-cell office:value-type="float" office:value="1458105">
            <text:p>1458105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60</text:p>
          </table:table-cell>
          <table:table-cell office:value-type="float" office:value="1451452">
            <text:p>1451452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61</text:p>
          </table:table-cell>
          <table:table-cell office:value-type="float" office:value="1456171">
            <text:p>1456171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62</text:p>
          </table:table-cell>
          <table:table-cell office:value-type="float" office:value="1454250">
            <text:p>1454250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63</text:p>
          </table:table-cell>
          <table:table-cell office:value-type="float" office:value="1456049">
            <text:p>1456049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64</text:p>
          </table:table-cell>
          <table:table-cell office:value-type="float" office:value="1455434">
            <text:p>1455434</text:p>
          </table:table-cell>
          <table:table-cell office:value-type="float" office:value="1450291">
            <text:p>1450291</text:p>
          </table:table-cell>
          <table:table-cell table:number-columns-repeated="2"/>
        </table:table-row>
        <table:table-row table:style-name="ro1">
          <table:table-cell office:value-type="string">
            <text:p>65</text:p>
          </table:table-cell>
          <table:table-cell table:number-columns-repeated="2" office:value-type="float" office:value="1449410">
            <text:p>1449410</text:p>
          </table:table-cell>
          <table:table-cell table:number-columns-repeated="2"/>
        </table:table-row>
        <table:table-row table:style-name="ro1">
          <table:table-cell office:value-type="string">
            <text:p>66</text:p>
          </table:table-cell>
          <table:table-cell table:number-columns-repeated="2" office:value-type="float" office:value="1448902">
            <text:p>1448902</text:p>
          </table:table-cell>
          <table:table-cell table:number-columns-repeated="2"/>
        </table:table-row>
        <table:table-row table:style-name="ro1">
          <table:table-cell office:value-type="string">
            <text:p>67</text:p>
          </table:table-cell>
          <table:table-cell office:value-type="float" office:value="1452167">
            <text:p>1452167</text:p>
          </table:table-cell>
          <table:table-cell office:value-type="float" office:value="1448902">
            <text:p>1448902</text:p>
          </table:table-cell>
          <table:table-cell table:number-columns-repeated="2"/>
        </table:table-row>
        <table:table-row table:style-name="ro1">
          <table:table-cell office:value-type="string">
            <text:p>68</text:p>
          </table:table-cell>
          <table:table-cell office:value-type="float" office:value="1457792">
            <text:p>1457792</text:p>
          </table:table-cell>
          <table:table-cell office:value-type="float" office:value="1448902">
            <text:p>1448902</text:p>
          </table:table-cell>
          <table:table-cell table:number-columns-repeated="2"/>
        </table:table-row>
        <table:table-row table:style-name="ro1">
          <table:table-cell office:value-type="string">
            <text:p>69</text:p>
          </table:table-cell>
          <table:table-cell office:value-type="float" office:value="1454124">
            <text:p>1454124</text:p>
          </table:table-cell>
          <table:table-cell office:value-type="float" office:value="1448902">
            <text:p>1448902</text:p>
          </table:table-cell>
          <table:table-cell table:number-columns-repeated="2"/>
        </table:table-row>
        <table:table-row table:style-name="ro1">
          <table:table-cell office:value-type="string">
            <text:p>70</text:p>
          </table:table-cell>
          <table:table-cell office:value-type="float" office:value="1451621">
            <text:p>1451621</text:p>
          </table:table-cell>
          <table:table-cell office:value-type="float" office:value="1448902">
            <text:p>1448902</text:p>
          </table:table-cell>
          <table:table-cell table:number-columns-repeated="2"/>
        </table:table-row>
        <table:table-row table:style-name="ro1">
          <table:table-cell office:value-type="string">
            <text:p>71</text:p>
          </table:table-cell>
          <table:table-cell office:value-type="float" office:value="1455068">
            <text:p>1455068</text:p>
          </table:table-cell>
          <table:table-cell office:value-type="float" office:value="1448902">
            <text:p>1448902</text:p>
          </table:table-cell>
          <table:table-cell table:number-columns-repeated="2"/>
        </table:table-row>
        <table:table-row table:style-name="ro1">
          <table:table-cell office:value-type="string">
            <text:p>72</text:p>
          </table:table-cell>
          <table:table-cell office:value-type="float" office:value="1455839">
            <text:p>1455839</text:p>
          </table:table-cell>
          <table:table-cell office:value-type="float" office:value="1448902">
            <text:p>1448902</text:p>
          </table:table-cell>
          <table:table-cell table:number-columns-repeated="2"/>
        </table:table-row>
        <table:table-row table:style-name="ro1">
          <table:table-cell office:value-type="string">
            <text:p>73</text:p>
          </table:table-cell>
          <table:table-cell office:value-type="float" office:value="1453714">
            <text:p>1453714</text:p>
          </table:table-cell>
          <table:table-cell office:value-type="float" office:value="1448902">
            <text:p>1448902</text:p>
          </table:table-cell>
          <table:table-cell table:number-columns-repeated="2"/>
        </table:table-row>
        <table:table-row table:style-name="ro1">
          <table:table-cell office:value-type="string">
            <text:p>74</text:p>
          </table:table-cell>
          <table:table-cell office:value-type="float" office:value="1451890">
            <text:p>1451890</text:p>
          </table:table-cell>
          <table:table-cell office:value-type="float" office:value="1448902">
            <text:p>1448902</text:p>
          </table:table-cell>
          <table:table-cell table:number-columns-repeated="2"/>
        </table:table-row>
        <table:table-row table:style-name="ro1">
          <table:table-cell office:value-type="string">
            <text:p>75</text:p>
          </table:table-cell>
          <table:table-cell table:number-columns-repeated="2" office:value-type="float" office:value="1447940">
            <text:p>1447940</text:p>
          </table:table-cell>
          <table:table-cell table:number-columns-repeated="2"/>
        </table:table-row>
        <table:table-row table:style-name="ro1">
          <table:table-cell office:value-type="string">
            <text:p>76</text:p>
          </table:table-cell>
          <table:table-cell office:value-type="float" office:value="1449595">
            <text:p>1449595</text:p>
          </table:table-cell>
          <table:table-cell office:value-type="float" office:value="1447940">
            <text:p>1447940</text:p>
          </table:table-cell>
          <table:table-cell table:number-columns-repeated="2"/>
        </table:table-row>
        <table:table-row table:style-name="ro1">
          <table:table-cell office:value-type="string">
            <text:p>77</text:p>
          </table:table-cell>
          <table:table-cell office:value-type="float" office:value="1454427">
            <text:p>1454427</text:p>
          </table:table-cell>
          <table:table-cell office:value-type="float" office:value="1447940">
            <text:p>1447940</text:p>
          </table:table-cell>
          <table:table-cell table:number-columns-repeated="2"/>
        </table:table-row>
        <table:table-row table:style-name="ro1">
          <table:table-cell office:value-type="string">
            <text:p>78</text:p>
          </table:table-cell>
          <table:table-cell office:value-type="float" office:value="1457357">
            <text:p>1457357</text:p>
          </table:table-cell>
          <table:table-cell office:value-type="float" office:value="1447940">
            <text:p>1447940</text:p>
          </table:table-cell>
          <table:table-cell table:number-columns-repeated="2"/>
        </table:table-row>
        <table:table-row table:style-name="ro1">
          <table:table-cell office:value-type="string">
            <text:p>79</text:p>
          </table:table-cell>
          <table:table-cell office:value-type="float" office:value="1452664">
            <text:p>1452664</text:p>
          </table:table-cell>
          <table:table-cell office:value-type="float" office:value="1447940">
            <text:p>1447940</text:p>
          </table:table-cell>
          <table:table-cell table:number-columns-repeated="2"/>
        </table:table-row>
        <table:table-row table:style-name="ro1">
          <table:table-cell office:value-type="string">
            <text:p>80</text:p>
          </table:table-cell>
          <table:table-cell office:value-type="float" office:value="1456219">
            <text:p>1456219</text:p>
          </table:table-cell>
          <table:table-cell office:value-type="float" office:value="1447940">
            <text:p>1447940</text:p>
          </table:table-cell>
          <table:table-cell table:number-columns-repeated="2"/>
        </table:table-row>
        <table:table-row table:style-name="ro1">
          <table:table-cell office:value-type="string">
            <text:p>81</text:p>
          </table:table-cell>
          <table:table-cell office:value-type="float" office:value="1454797">
            <text:p>1454797</text:p>
          </table:table-cell>
          <table:table-cell office:value-type="float" office:value="1447940">
            <text:p>1447940</text:p>
          </table:table-cell>
          <table:table-cell table:number-columns-repeated="2"/>
        </table:table-row>
        <table:table-row table:style-name="ro1">
          <table:table-cell office:value-type="string">
            <text:p>82</text:p>
          </table:table-cell>
          <table:table-cell office:value-type="float" office:value="1456540">
            <text:p>1456540</text:p>
          </table:table-cell>
          <table:table-cell office:value-type="float" office:value="1447940">
            <text:p>1447940</text:p>
          </table:table-cell>
          <table:table-cell table:number-columns-repeated="2"/>
        </table:table-row>
        <table:table-row table:style-name="ro1">
          <table:table-cell office:value-type="string">
            <text:p>83</text:p>
          </table:table-cell>
          <table:table-cell office:value-type="float" office:value="1457375">
            <text:p>1457375</text:p>
          </table:table-cell>
          <table:table-cell office:value-type="float" office:value="1447940">
            <text:p>1447940</text:p>
          </table:table-cell>
          <table:table-cell table:number-columns-repeated="2"/>
        </table:table-row>
        <table:table-row table:style-name="ro1">
          <table:table-cell office:value-type="string">
            <text:p>84</text:p>
          </table:table-cell>
          <table:table-cell office:value-type="float" office:value="1454531">
            <text:p>1454531</text:p>
          </table:table-cell>
          <table:table-cell office:value-type="float" office:value="1447940">
            <text:p>1447940</text:p>
          </table:table-cell>
          <table:table-cell table:number-columns-repeated="2"/>
        </table:table-row>
        <table:table-row table:style-name="ro1">
          <table:table-cell office:value-type="string">
            <text:p>85</text:p>
          </table:table-cell>
          <table:table-cell office:value-type="float" office:value="1451810">
            <text:p>1451810</text:p>
          </table:table-cell>
          <table:table-cell office:value-type="float" office:value="1447940">
            <text:p>1447940</text:p>
          </table:table-cell>
          <table:table-cell table:number-columns-repeated="2"/>
        </table:table-row>
        <table:table-row table:style-name="ro1">
          <table:table-cell office:value-type="string">
            <text:p>86</text:p>
          </table:table-cell>
          <table:table-cell office:value-type="float" office:value="1454985">
            <text:p>1454985</text:p>
          </table:table-cell>
          <table:table-cell office:value-type="float" office:value="1447940">
            <text:p>1447940</text:p>
          </table:table-cell>
          <table:table-cell table:number-columns-repeated="2"/>
        </table:table-row>
        <table:table-row table:style-name="ro1">
          <table:table-cell office:value-type="string">
            <text:p>87</text:p>
          </table:table-cell>
          <table:table-cell office:value-type="float" office:value="1454260">
            <text:p>1454260</text:p>
          </table:table-cell>
          <table:table-cell office:value-type="float" office:value="1447940">
            <text:p>1447940</text:p>
          </table:table-cell>
          <table:table-cell table:number-columns-repeated="2"/>
        </table:table-row>
        <table:table-row table:style-name="ro1">
          <table:table-cell office:value-type="string">
            <text:p>88</text:p>
          </table:table-cell>
          <table:table-cell office:value-type="float" office:value="1456336">
            <text:p>1456336</text:p>
          </table:table-cell>
          <table:table-cell office:value-type="float" office:value="1447940">
            <text:p>1447940</text:p>
          </table:table-cell>
          <table:table-cell table:number-columns-repeated="2"/>
        </table:table-row>
        <table:table-row table:style-name="ro1">
          <table:table-cell office:value-type="string">
            <text:p>89</text:p>
          </table:table-cell>
          <table:table-cell office:value-type="float" office:value="1457143">
            <text:p>1457143</text:p>
          </table:table-cell>
          <table:table-cell office:value-type="float" office:value="1447940">
            <text:p>1447940</text:p>
          </table:table-cell>
          <table:table-cell table:number-columns-repeated="2"/>
        </table:table-row>
        <table:table-row table:style-name="ro1">
          <table:table-cell office:value-type="string">
            <text:p>90</text:p>
          </table:table-cell>
          <table:table-cell office:value-type="float" office:value="1455588">
            <text:p>1455588</text:p>
          </table:table-cell>
          <table:table-cell office:value-type="float" office:value="1447940">
            <text:p>1447940</text:p>
          </table:table-cell>
          <table:table-cell table:number-columns-repeated="2"/>
        </table:table-row>
        <table:table-row table:style-name="ro1">
          <table:table-cell office:value-type="string">
            <text:p>91</text:p>
          </table:table-cell>
          <table:table-cell office:value-type="float" office:value="1454095">
            <text:p>1454095</text:p>
          </table:table-cell>
          <table:table-cell office:value-type="float" office:value="1447940">
            <text:p>1447940</text:p>
          </table:table-cell>
          <table:table-cell table:number-columns-repeated="2"/>
        </table:table-row>
        <table:table-row table:style-name="ro1">
          <table:table-cell office:value-type="string">
            <text:p>92</text:p>
          </table:table-cell>
          <table:table-cell table:number-columns-repeated="2"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93</text:p>
          </table:table-cell>
          <table:table-cell office:value-type="float" office:value="1452156">
            <text:p>1452156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94</text:p>
          </table:table-cell>
          <table:table-cell office:value-type="float" office:value="1453243">
            <text:p>1453243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95</text:p>
          </table:table-cell>
          <table:table-cell office:value-type="float" office:value="1449259">
            <text:p>1449259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96</text:p>
          </table:table-cell>
          <table:table-cell office:value-type="float" office:value="1453250">
            <text:p>1453250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97</text:p>
          </table:table-cell>
          <table:table-cell office:value-type="float" office:value="1455533">
            <text:p>1455533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98</text:p>
          </table:table-cell>
          <table:table-cell office:value-type="float" office:value="1452225">
            <text:p>1452225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99</text:p>
          </table:table-cell>
          <table:table-cell office:value-type="float" office:value="1458494">
            <text:p>1458494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00</text:p>
          </table:table-cell>
          <table:table-cell office:value-type="float" office:value="1454871">
            <text:p>1454871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01</text:p>
          </table:table-cell>
          <table:table-cell office:value-type="float" office:value="1455473">
            <text:p>1455473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02</text:p>
          </table:table-cell>
          <table:table-cell office:value-type="float" office:value="1455423">
            <text:p>1455423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03</text:p>
          </table:table-cell>
          <table:table-cell office:value-type="float" office:value="1452504">
            <text:p>1452504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04</text:p>
          </table:table-cell>
          <table:table-cell office:value-type="float" office:value="1455666">
            <text:p>1455666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05</text:p>
          </table:table-cell>
          <table:table-cell office:value-type="float" office:value="1453736">
            <text:p>1453736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06</text:p>
          </table:table-cell>
          <table:table-cell office:value-type="float" office:value="1454341">
            <text:p>1454341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07</text:p>
          </table:table-cell>
          <table:table-cell office:value-type="float" office:value="1450070">
            <text:p>1450070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08</text:p>
          </table:table-cell>
          <table:table-cell office:value-type="float" office:value="1454038">
            <text:p>1454038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09</text:p>
          </table:table-cell>
          <table:table-cell office:value-type="float" office:value="1454038">
            <text:p>1454038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10</text:p>
          </table:table-cell>
          <table:table-cell office:value-type="float" office:value="1456931">
            <text:p>1456931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11</text:p>
          </table:table-cell>
          <table:table-cell office:value-type="float" office:value="1448295">
            <text:p>1448295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12</text:p>
          </table:table-cell>
          <table:table-cell office:value-type="float" office:value="1454376">
            <text:p>1454376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13</text:p>
          </table:table-cell>
          <table:table-cell office:value-type="float" office:value="1455485">
            <text:p>1455485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14</text:p>
          </table:table-cell>
          <table:table-cell office:value-type="float" office:value="1455963">
            <text:p>1455963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15</text:p>
          </table:table-cell>
          <table:table-cell office:value-type="float" office:value="1455177">
            <text:p>1455177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16</text:p>
          </table:table-cell>
          <table:table-cell office:value-type="float" office:value="1456499">
            <text:p>1456499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17</text:p>
          </table:table-cell>
          <table:table-cell office:value-type="float" office:value="1458266">
            <text:p>1458266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18</text:p>
          </table:table-cell>
          <table:table-cell office:value-type="float" office:value="1453468">
            <text:p>1453468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19</text:p>
          </table:table-cell>
          <table:table-cell office:value-type="float" office:value="1453606">
            <text:p>1453606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20</text:p>
          </table:table-cell>
          <table:table-cell office:value-type="float" office:value="1453606">
            <text:p>1453606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21</text:p>
          </table:table-cell>
          <table:table-cell office:value-type="float" office:value="1456070">
            <text:p>1456070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22</text:p>
          </table:table-cell>
          <table:table-cell office:value-type="float" office:value="1453274">
            <text:p>1453274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23</text:p>
          </table:table-cell>
          <table:table-cell office:value-type="float" office:value="1453567">
            <text:p>1453567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24</text:p>
          </table:table-cell>
          <table:table-cell office:value-type="float" office:value="1456116">
            <text:p>1456116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25</text:p>
          </table:table-cell>
          <table:table-cell office:value-type="float" office:value="1450180">
            <text:p>1450180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26</text:p>
          </table:table-cell>
          <table:table-cell office:value-type="float" office:value="1452267">
            <text:p>1452267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  <table:table-row table:style-name="ro1">
          <table:table-cell office:value-type="string">
            <text:p>127</text:p>
          </table:table-cell>
          <table:table-cell office:value-type="float" office:value="1454073">
            <text:p>1454073</text:p>
          </table:table-cell>
          <table:table-cell office:value-type="float" office:value="1446439">
            <text:p>1446439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27/01/2017</text:date>, <text:time>21:36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21:36:37.34</dc:date>
    <meta:generator>OpenOffice/4.1.2$Win32 OpenOffice.org_project/412m3$Build-9782</meta:generator>
    <meta:editing-duration>PT2H16M18S</meta:editing-duration>
    <meta:editing-cycles>8</meta:editing-cycles>
    <meta:document-statistic meta:table-count="1" meta:cell-count="11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9.61cm" xlink:href=".." xlink:type="simple" chart:class="chart:line" chart:style-name="ch1">
        <chart:title svg:x="5.939cm" svg:y="0.328cm" chart:style-name="ch2">
          <text:p>Decrecimiento del fitness por generación</text:p>
        </chart:title>
        <chart:subtitle svg:x="6.343cm" svg:y="1.326cm" chart:style-name="ch3">
          <text:p>128 generaciones lipa50b - método Lamarck</text:p>
        </chart:subtitle>
        <chart:legend chart:legend-position="end" svg:x="17.22cm" svg:y="4.251cm" style:legend-expansion="high" chart:style-name="ch4"/>
        <chart:plot-area chart:style-name="ch5" table:cell-range-address="Hoja1.A1:Hoja1.C129" chart:data-source-has-labels="both" svg:x="0.856cm" svg:y="2.387cm" svg:width="15.552cm" svg:height="6.611cm">
          <chartooo:coordinate-region svg:x="2.441cm" svg:y="2.589cm" svg:width="13.787cm" svg:height="5.756cm"/>
          <chart:axis chart:dimension="x" chart:name="primary-x" chart:style-name="ch6" chartooo:axis-type="auto">
            <chartooo:date-scale/>
            <chart:categories table:cell-range-address="Hoja1.A2:Hoja1.A1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2:Hoja1.B129" chart:label-cell-address="Hoja1.B1:Hoja1.B1" chart:class="chart:line">
            <chart:data-point chart:repeated="128"/>
          </chart:series>
          <chart:series chart:style-name="ch10" chart:values-cell-range-address="Hoja1.C2:Hoja1.C129" chart:label-cell-address="Hoja1.C1:Hoja1.C1" chart:class="chart:line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</text:p>
                <draw:g>
                  <svg:desc>Hoja1.B1:Hoja1.B1</svg:desc>
                </draw:g>
              </table:table-cell>
              <table:table-cell office:value-type="string">
                <text:p>Best Found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Hoja1.A2:Hoja1.A129</svg:desc>
                </draw:g>
              </table:table-cell>
              <table:table-cell office:value-type="float" office:value="1454441">
                <text:p>1454441</text:p>
                <draw:g>
                  <svg:desc>Hoja1.B2:Hoja1.B129</svg:desc>
                </draw:g>
              </table:table-cell>
              <table:table-cell office:value-type="float" office:value="1454441">
                <text:p>1454441</text:p>
                <draw:g>
                  <svg:desc>Hoja1.C2:Hoja1.C129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442536">
                <text:p>1442536</text:p>
              </table:table-cell>
              <table:table-cell office:value-type="float" office:value="1442536">
                <text:p>14425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33155">
                <text:p>1433155</text:p>
              </table:table-cell>
              <table:table-cell office:value-type="float" office:value="1433155">
                <text:p>1433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8502">
                <text:p>1428502</text:p>
              </table:table-cell>
              <table:table-cell office:value-type="float" office:value="1428502">
                <text:p>1428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4548">
                <text:p>1404548</text:p>
              </table:table-cell>
              <table:table-cell office:value-type="float" office:value="1404548">
                <text:p>1404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56492">
                <text:p>1356492</text:p>
              </table:table-cell>
              <table:table-cell office:value-type="float" office:value="1356492">
                <text:p>1356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3396">
                <text:p>1263396</text:p>
              </table:table-cell>
              <table:table-cell office:value-type="float" office:value="1263396">
                <text:p>1263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6238">
                <text:p>1236238</text:p>
              </table:table-cell>
              <table:table-cell office:value-type="float" office:value="1236238">
                <text:p>1236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10244">
                <text:p>1210244</text:p>
              </table:table-cell>
              <table:table-cell office:value-type="float" office:value="1210244">
                <text:p>12102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opacity draw:name="ChartTransparencyGradient_20_1" draw:display-name="ChartTransparencyGradient 1" draw:style="rectangular" draw:cx="50%" draw:cy="50%" draw:start="100%" draw:end="0%" draw:angle="0" draw:border="0%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74cm" svg:height="11.473cm" xlink:href=".." xlink:type="simple" chart:class="chart:line" chart:style-name="ch1">
        <chart:title svg:x="5.966cm" svg:y="0.365cm" chart:style-name="ch2">
          <text:p>Decrecimiento del fitness por generación</text:p>
        </chart:title>
        <chart:subtitle svg:x="6.349cm" svg:y="1.4cm" chart:style-name="ch3">
          <text:p>128 generaciones lipa50b - método estándar</text:p>
        </chart:subtitle>
        <chart:legend chart:legend-position="end" svg:x="17.273cm" svg:y="5.182cm" style:legend-expansion="high" chart:style-name="ch4"/>
        <chart:plot-area chart:style-name="ch5" table:cell-range-address="Hoja1.A131:Hoja1.C258 Hoja1.B1:Hoja1.C1" chart:data-source-has-labels="both" svg:x="0.857cm" svg:y="2.535cm" svg:width="15.602cm" svg:height="8.289cm">
          <chartooo:coordinate-region svg:x="2.442cm" svg:y="2.737cm" svg:width="13.838cm" svg:height="7.434cm"/>
          <chart:axis chart:dimension="x" chart:name="primary-x" chart:style-name="ch6" chartooo:axis-type="auto">
            <chartooo:date-scale/>
            <chart:categories table:cell-range-address="Hoja1.A131:Hoja1.A25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131:Hoja1.B258" chart:label-cell-address="Hoja1.B1:Hoja1.B1" chart:class="chart:line">
            <chart:data-point chart:repeated="128"/>
          </chart:series>
          <chart:series chart:style-name="ch10" chart:values-cell-range-address="Hoja1.C131:Hoja1.C258" chart:label-cell-address="Hoja1.C1:Hoja1.C1" chart:class="chart:line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</text:p>
                <draw:g>
                  <svg:desc>Hoja1.B1:Hoja1.B1</svg:desc>
                </draw:g>
              </table:table-cell>
              <table:table-cell office:value-type="string">
                <text:p>Best Found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Hoja1.A131:Hoja1.A258</svg:desc>
                </draw:g>
              </table:table-cell>
              <table:table-cell office:value-type="float" office:value="1539187">
                <text:p>1539187</text:p>
                <draw:g>
                  <svg:desc>Hoja1.B131:Hoja1.B258</svg:desc>
                </draw:g>
              </table:table-cell>
              <table:table-cell office:value-type="float" office:value="1539187">
                <text:p>1539187</text:p>
                <draw:g>
                  <svg:desc>Hoja1.C131:Hoja1.C258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539813">
                <text:p>1539813</text:p>
              </table:table-cell>
              <table:table-cell office:value-type="float" office:value="1539187">
                <text:p>15391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32896">
                <text:p>1532896</text:p>
              </table:table-cell>
              <table:table-cell office:value-type="float" office:value="1532896">
                <text:p>1532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3688">
                <text:p>1533688</text:p>
              </table:table-cell>
              <table:table-cell office:value-type="float" office:value="1532896">
                <text:p>1532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3688">
                <text:p>1533688</text:p>
              </table:table-cell>
              <table:table-cell office:value-type="float" office:value="1532896">
                <text:p>1532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4593">
                <text:p>1534593</text:p>
              </table:table-cell>
              <table:table-cell office:value-type="float" office:value="1532896">
                <text:p>1532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31466">
                <text:p>1531466</text:p>
              </table:table-cell>
              <table:table-cell office:value-type="float" office:value="1531466">
                <text:p>15314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32508">
                <text:p>1532508</text:p>
              </table:table-cell>
              <table:table-cell office:value-type="float" office:value="1531466">
                <text:p>15314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0006">
                <text:p>1530006</text:p>
              </table:table-cell>
              <table:table-cell office:value-type="float" office:value="1530006">
                <text:p>1530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33791">
                <text:p>1533791</text:p>
              </table:table-cell>
              <table:table-cell office:value-type="float" office:value="1530006">
                <text:p>1530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4933">
                <text:p>1534933</text:p>
              </table:table-cell>
              <table:table-cell office:value-type="float" office:value="1530006">
                <text:p>153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35019">
                <text:p>1535019</text:p>
              </table:table-cell>
              <table:table-cell office:value-type="float" office:value="1530006">
                <text:p>1530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3842">
                <text:p>1523842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33810">
                <text:p>1533810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33810">
                <text:p>1533810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33737">
                <text:p>1533737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38568">
                <text:p>1538568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34049">
                <text:p>1534049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4049">
                <text:p>1534049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6837">
                <text:p>1536837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31302">
                <text:p>1531302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34800">
                <text:p>1534800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384">
                <text:p>1525384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27167">
                <text:p>1527167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35020">
                <text:p>1535020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1962">
                <text:p>1531962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37015">
                <text:p>1537015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6559">
                <text:p>1536559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5148">
                <text:p>1535148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30973">
                <text:p>1530973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33636">
                <text:p>1533636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33850">
                <text:p>1533850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34577">
                <text:p>1534577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37732">
                <text:p>1537732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34215">
                <text:p>1534215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33618">
                <text:p>1533618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29326">
                <text:p>1529326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28553">
                <text:p>1528553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8553">
                <text:p>1528553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28553">
                <text:p>1528553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29615">
                <text:p>1529615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32900">
                <text:p>1532900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27417">
                <text:p>1527417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26821">
                <text:p>1526821</text:p>
              </table:table-cell>
              <table:table-cell office:value-type="float" office:value="1523842">
                <text:p>15238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23473">
                <text:p>1523473</text:p>
              </table:table-cell>
              <table:table-cell office:value-type="float" office:value="1523473">
                <text:p>15234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25795">
                <text:p>1525795</text:p>
              </table:table-cell>
              <table:table-cell office:value-type="float" office:value="1523473">
                <text:p>15234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22552">
                <text:p>1522552</text:p>
              </table:table-cell>
              <table:table-cell office:value-type="float" office:value="1522552">
                <text:p>15225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1283">
                <text:p>1521283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23141">
                <text:p>1523141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22882">
                <text:p>1522882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22757">
                <text:p>1522757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0092">
                <text:p>1530092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40127">
                <text:p>1540127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39464">
                <text:p>1539464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34860">
                <text:p>1534860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33610">
                <text:p>1533610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33610">
                <text:p>1533610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35238">
                <text:p>1535238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34645">
                <text:p>1534645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30155">
                <text:p>1530155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39110">
                <text:p>1539110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39436">
                <text:p>1539436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38402">
                <text:p>1538402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34245">
                <text:p>1534245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34758">
                <text:p>1534758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25699">
                <text:p>1525699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27727">
                <text:p>1527727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27727">
                <text:p>1527727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24086">
                <text:p>1524086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31663">
                <text:p>1531663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21789">
                <text:p>1521789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21789">
                <text:p>1521789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30229">
                <text:p>1530229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30229">
                <text:p>1530229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32022">
                <text:p>1532022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30441">
                <text:p>1530441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30441">
                <text:p>1530441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0441">
                <text:p>1530441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33376">
                <text:p>1533376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36983">
                <text:p>1536983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38070">
                <text:p>1538070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37795">
                <text:p>1537795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35614">
                <text:p>1535614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2461">
                <text:p>1542461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41109">
                <text:p>1541109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35770">
                <text:p>1535770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34514">
                <text:p>1534514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35517">
                <text:p>1535517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33062">
                <text:p>1533062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32600">
                <text:p>1532600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33592">
                <text:p>1533592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34794">
                <text:p>1534794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31216">
                <text:p>1531216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34176">
                <text:p>1534176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31169">
                <text:p>1531169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37503">
                <text:p>1537503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36869">
                <text:p>1536869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36869">
                <text:p>1536869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38291">
                <text:p>1538291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38291">
                <text:p>1538291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27740">
                <text:p>1527740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37919">
                <text:p>1537919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36033">
                <text:p>1536033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39983">
                <text:p>1539983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37134">
                <text:p>1537134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31806">
                <text:p>1531806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30014">
                <text:p>1530014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30014">
                <text:p>1530014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35905">
                <text:p>1535905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36373">
                <text:p>1536373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26271">
                <text:p>1526271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27994">
                <text:p>1527994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27996">
                <text:p>1527996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28426">
                <text:p>1528426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29408">
                <text:p>1529408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31903">
                <text:p>1531903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30787">
                <text:p>1530787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33687">
                <text:p>1533687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36431">
                <text:p>1536431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38798">
                <text:p>1538798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38114">
                <text:p>1538114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38782">
                <text:p>1538782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35333">
                <text:p>1535333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39102">
                <text:p>1539102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34978">
                <text:p>1534978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34978">
                <text:p>1534978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25149">
                <text:p>1525149</text:p>
              </table:table-cell>
              <table:table-cell office:value-type="float" office:value="1521283">
                <text:p>15212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30334">
                <text:p>1530334</text:p>
              </table:table-cell>
              <table:table-cell office:value-type="float" office:value="1521283">
                <text:p>15212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99cm" svg:height="11.429cm" xlink:href=".." xlink:type="simple" chart:class="chart:line" chart:style-name="ch1">
        <chart:title svg:x="5.928cm" svg:y="0.364cm" chart:style-name="ch2">
          <text:p>Decrecimiento del fitness por generación</text:p>
        </chart:title>
        <chart:subtitle svg:x="6.385cm" svg:y="1.398cm" chart:style-name="ch3">
          <text:p>128 generaciones lipa50b - método Baldwin</text:p>
        </chart:subtitle>
        <chart:legend chart:legend-position="end" svg:x="17.198cm" svg:y="5.16cm" style:legend-expansion="high" chart:style-name="ch4"/>
        <chart:plot-area chart:style-name="ch5" table:cell-range-address="Hoja1.A260:Hoja1.C387 Hoja1.B1:Hoja1.C1" chart:data-source-has-labels="both" svg:x="0.855cm" svg:y="2.531cm" svg:width="15.533cm" svg:height="8.25cm">
          <chartooo:coordinate-region svg:x="2.44cm" svg:y="2.733cm" svg:width="13.768cm" svg:height="7.395cm"/>
          <chart:axis chart:dimension="x" chart:name="primary-x" chart:style-name="ch6" chartooo:axis-type="auto">
            <chartooo:date-scale/>
            <chart:categories table:cell-range-address="Hoja1.A260:Hoja1.A3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260:Hoja1.B387" chart:label-cell-address="Hoja1.B1:Hoja1.B1" chart:class="chart:line">
            <chart:data-point chart:repeated="128"/>
          </chart:series>
          <chart:series chart:style-name="ch10" chart:values-cell-range-address="Hoja1.C260:Hoja1.C387" chart:label-cell-address="Hoja1.C1:Hoja1.C1" chart:class="chart:line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</text:p>
                <draw:g>
                  <svg:desc>Hoja1.B1:Hoja1.B1</svg:desc>
                </draw:g>
              </table:table-cell>
              <table:table-cell office:value-type="string">
                <text:p>Best Found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Hoja1.A260:Hoja1.A387</svg:desc>
                </draw:g>
              </table:table-cell>
              <table:table-cell office:value-type="float" office:value="1456458">
                <text:p>1456458</text:p>
                <draw:g>
                  <svg:desc>Hoja1.B260:Hoja1.B387</svg:desc>
                </draw:g>
              </table:table-cell>
              <table:table-cell office:value-type="float" office:value="1456458">
                <text:p>1456458</text:p>
                <draw:g>
                  <svg:desc>Hoja1.C260:Hoja1.C38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452003">
                <text:p>1452003</text:p>
              </table:table-cell>
              <table:table-cell office:value-type="float" office:value="1452003">
                <text:p>14520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2587">
                <text:p>1452587</text:p>
              </table:table-cell>
              <table:table-cell office:value-type="float" office:value="1452003">
                <text:p>1452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4905">
                <text:p>1454905</text:p>
              </table:table-cell>
              <table:table-cell office:value-type="float" office:value="1452003">
                <text:p>1452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5301">
                <text:p>1455301</text:p>
              </table:table-cell>
              <table:table-cell office:value-type="float" office:value="1452003">
                <text:p>1452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0291">
                <text:p>1450291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4659">
                <text:p>1454659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4806">
                <text:p>1454806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5297">
                <text:p>1455297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6157">
                <text:p>1456157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6841">
                <text:p>1456841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55410">
                <text:p>1455410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52181">
                <text:p>1452181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5432">
                <text:p>1455432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51554">
                <text:p>1451554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4408">
                <text:p>1454408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54408">
                <text:p>1454408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54408">
                <text:p>1454408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50807">
                <text:p>1450807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5715">
                <text:p>1455715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4735">
                <text:p>1454735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52488">
                <text:p>1452488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7310">
                <text:p>1457310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54145">
                <text:p>1454145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6901">
                <text:p>1456901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54942">
                <text:p>1454942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54346">
                <text:p>1454346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4854">
                <text:p>1454854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6490">
                <text:p>1456490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1423">
                <text:p>1451423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1423">
                <text:p>1451423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55635">
                <text:p>1455635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52934">
                <text:p>1452934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52934">
                <text:p>1452934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55822">
                <text:p>1455822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53747">
                <text:p>1453747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56729">
                <text:p>1456729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53395">
                <text:p>1453395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56000">
                <text:p>1456000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51308">
                <text:p>1451308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56571">
                <text:p>1456571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52804">
                <text:p>1452804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54488">
                <text:p>1454488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54488">
                <text:p>1454488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6391">
                <text:p>1456391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56546">
                <text:p>1456546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56182">
                <text:p>1456182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56131">
                <text:p>1456131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53969">
                <text:p>1453969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53366">
                <text:p>1453366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53181">
                <text:p>1453181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55827">
                <text:p>1455827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55172">
                <text:p>1455172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54703">
                <text:p>1454703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50389">
                <text:p>1450389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50389">
                <text:p>1450389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56042">
                <text:p>1456042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55025">
                <text:p>1455025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6456">
                <text:p>1456456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58105">
                <text:p>1458105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51452">
                <text:p>1451452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56171">
                <text:p>1456171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54250">
                <text:p>1454250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56049">
                <text:p>1456049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55434">
                <text:p>1455434</text:p>
              </table:table-cell>
              <table:table-cell office:value-type="float" office:value="1450291">
                <text:p>14502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49410">
                <text:p>1449410</text:p>
              </table:table-cell>
              <table:table-cell office:value-type="float" office:value="1449410">
                <text:p>14494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48902">
                <text:p>1448902</text:p>
              </table:table-cell>
              <table:table-cell office:value-type="float" office:value="1448902">
                <text:p>14489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52167">
                <text:p>1452167</text:p>
              </table:table-cell>
              <table:table-cell office:value-type="float" office:value="1448902">
                <text:p>14489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57792">
                <text:p>1457792</text:p>
              </table:table-cell>
              <table:table-cell office:value-type="float" office:value="1448902">
                <text:p>14489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54124">
                <text:p>1454124</text:p>
              </table:table-cell>
              <table:table-cell office:value-type="float" office:value="1448902">
                <text:p>14489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51621">
                <text:p>1451621</text:p>
              </table:table-cell>
              <table:table-cell office:value-type="float" office:value="1448902">
                <text:p>14489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55068">
                <text:p>1455068</text:p>
              </table:table-cell>
              <table:table-cell office:value-type="float" office:value="1448902">
                <text:p>14489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55839">
                <text:p>1455839</text:p>
              </table:table-cell>
              <table:table-cell office:value-type="float" office:value="1448902">
                <text:p>14489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3714">
                <text:p>1453714</text:p>
              </table:table-cell>
              <table:table-cell office:value-type="float" office:value="1448902">
                <text:p>14489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51890">
                <text:p>1451890</text:p>
              </table:table-cell>
              <table:table-cell office:value-type="float" office:value="1448902">
                <text:p>14489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47940">
                <text:p>1447940</text:p>
              </table:table-cell>
              <table:table-cell office:value-type="float" office:value="1447940">
                <text:p>14479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49595">
                <text:p>1449595</text:p>
              </table:table-cell>
              <table:table-cell office:value-type="float" office:value="1447940">
                <text:p>14479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54427">
                <text:p>1454427</text:p>
              </table:table-cell>
              <table:table-cell office:value-type="float" office:value="1447940">
                <text:p>14479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57357">
                <text:p>1457357</text:p>
              </table:table-cell>
              <table:table-cell office:value-type="float" office:value="1447940">
                <text:p>14479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52664">
                <text:p>1452664</text:p>
              </table:table-cell>
              <table:table-cell office:value-type="float" office:value="1447940">
                <text:p>14479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56219">
                <text:p>1456219</text:p>
              </table:table-cell>
              <table:table-cell office:value-type="float" office:value="1447940">
                <text:p>14479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54797">
                <text:p>1454797</text:p>
              </table:table-cell>
              <table:table-cell office:value-type="float" office:value="1447940">
                <text:p>14479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56540">
                <text:p>1456540</text:p>
              </table:table-cell>
              <table:table-cell office:value-type="float" office:value="1447940">
                <text:p>14479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57375">
                <text:p>1457375</text:p>
              </table:table-cell>
              <table:table-cell office:value-type="float" office:value="1447940">
                <text:p>14479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54531">
                <text:p>1454531</text:p>
              </table:table-cell>
              <table:table-cell office:value-type="float" office:value="1447940">
                <text:p>14479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51810">
                <text:p>1451810</text:p>
              </table:table-cell>
              <table:table-cell office:value-type="float" office:value="1447940">
                <text:p>14479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54985">
                <text:p>1454985</text:p>
              </table:table-cell>
              <table:table-cell office:value-type="float" office:value="1447940">
                <text:p>14479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54260">
                <text:p>1454260</text:p>
              </table:table-cell>
              <table:table-cell office:value-type="float" office:value="1447940">
                <text:p>14479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56336">
                <text:p>1456336</text:p>
              </table:table-cell>
              <table:table-cell office:value-type="float" office:value="1447940">
                <text:p>14479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57143">
                <text:p>1457143</text:p>
              </table:table-cell>
              <table:table-cell office:value-type="float" office:value="1447940">
                <text:p>14479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55588">
                <text:p>1455588</text:p>
              </table:table-cell>
              <table:table-cell office:value-type="float" office:value="1447940">
                <text:p>14479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54095">
                <text:p>1454095</text:p>
              </table:table-cell>
              <table:table-cell office:value-type="float" office:value="1447940">
                <text:p>14479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46439">
                <text:p>1446439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52156">
                <text:p>1452156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53243">
                <text:p>1453243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49259">
                <text:p>1449259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53250">
                <text:p>1453250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55533">
                <text:p>1455533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52225">
                <text:p>1452225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58494">
                <text:p>1458494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54871">
                <text:p>1454871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55473">
                <text:p>1455473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5423">
                <text:p>1455423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52504">
                <text:p>1452504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55666">
                <text:p>1455666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53736">
                <text:p>1453736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54341">
                <text:p>1454341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50070">
                <text:p>1450070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54038">
                <text:p>1454038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54038">
                <text:p>1454038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56931">
                <text:p>1456931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48295">
                <text:p>1448295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54376">
                <text:p>1454376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55485">
                <text:p>1455485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55963">
                <text:p>1455963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55177">
                <text:p>1455177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56499">
                <text:p>1456499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58266">
                <text:p>1458266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53468">
                <text:p>1453468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53606">
                <text:p>1453606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53606">
                <text:p>1453606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56070">
                <text:p>1456070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53274">
                <text:p>1453274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53567">
                <text:p>1453567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56116">
                <text:p>1456116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50180">
                <text:p>1450180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52267">
                <text:p>1452267</text:p>
              </table:table-cell>
              <table:table-cell office:value-type="float" office:value="1446439">
                <text:p>14464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54073">
                <text:p>1454073</text:p>
              </table:table-cell>
              <table:table-cell office:value-type="float" office:value="1446439">
                <text:p>14464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